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2_2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2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. Almosnino</text:p>
      <text:p text:style-name="P2">Signed letter<text:tab/><text:tab/><text:tab/><text:tab/><text:tab/>Y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18 Hesvan 5606</text:p>
      <text:p text:style-name="P2">Date (derived from Gregorian calendar)<text:tab/>18 November 1845</text:p>
      <text:p text:style-name="P2">Month<text:tab/><text:tab/><text:tab/><text:tab/><text:tab/><text:tab/>November</text:p>
      <text:p text:style-name="P2">Year<text:tab/><text:tab/><text:tab/><text:tab/><text:tab/><text:tab/>1845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text:tab/> <text:s text:c="2"/><text:tab/><text:tab/><text:tab/><text:tab/></text:p>
      <text:p text:style-name="P2">Country<text:tab/><text:tab/><text:tab/><text:tab/><text:tab/>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/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2</text:p>
      <text:p text:style-name="P2">Number of Sheets<text:tab/><text:tab/><text:tab/><text:tab/>2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Y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Page 1]</text:span></text:p>
      <text:p text:style-name="P4"><text:span text:style-name="T1">Mahomad Chamber/</text:span></text:p>
      <text:p text:style-name="P4"><text:span text:style-name="T1">18 Hesvan 5606/</text:span></text:p>
      <text:p text:style-name="P4"><text:span text:style-name="T1">18 Nov. 1845/</text:span></text:p>
      <text:p text:style-name="P2"><text:span text:style-name="T1">Dear Sir(/)/</text:span></text:p>
      <text:p text:style-name="P2"><text:span text:style-name="T1"><text:tab/>By direction of the Gent. Of the Mohamad/ I have the pleasure to hand you the inclosed[sic] Letter for/ presentation to the Parnassim of Leghorn, it is open for your/ inspection, and will no doubt be satisfactory to you as/ conveying the feelings &amp; opinions of the Mohamad in regard/ to yourself. <text:s/>I am instructed to assure you on their part/ that it will be a source of satisfaction to them to learn/ of your success in Life, and wishing you a safe &amp; speedy Journey/ to the bosom of your family—I am/</text:span></text:p>
      <text:p text:style-name="P2"><text:span text:style-name="T1"><text:tab/>Dear Sir/</text:span></text:p>
      <text:p text:style-name="P2"><text:span text:style-name="T1"><text:tab/><text:tab/>Yours &amp;c/</text:span></text:p>
      <text:p text:style-name="P2"><text:span text:style-name="T1"><text:tab/><text:tab/>S. Almosnino/</text:span></text:p>
      <text:p text:style-name="P2"><text:span text:style-name="T1"><text:tab/><text:tab/><text:tab/>Secretary/</text:span></text:p>
      <text:p text:style-name="P2"><text:span text:style-name="T1"/></text:p>
      <text:p text:style-name="P2"><text:span text:style-name="T1">Mr. S. Morais--/</text:span></text:p>
      <text:p text:style-name="P2"><text:span text:style-name="T1"/></text:p>
      <text:p text:style-name="P2"><text:span text:style-name="T1">[Page 2]</text:span></text:p>
      <text:p text:style-name="P2"><text:span text:style-name="T1">Mr. S. Morais--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4-16T11:03:35</meta:creation-date>
    <dc:date>2009-04-16T11:10:44</dc:date>
    <dc:language>en-US</dc:language>
    <meta:editing-cycles>2</meta:editing-cycles>
    <meta:editing-duration>PT7M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3" meta:word-count="283" meta:character-count="1924"/>
  </office:meta>
</office:document-meta>
</file>